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0B0000000B2B6F113E8181E9CC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opacity="13%" draw:textarea-horizontal-align="justify" draw:textarea-vertical-align="middle" draw:auto-grow-height="false" fo:min-height="13.593cm" fo:min-width="10.676cm" fo:padding-top="0.165cm" fo:padding-bottom="0.165cm" fo:padding-left="0.29cm" fo:padding-right="0.2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00a65d" draw:marker-start-width="0.321cm" draw:marker-end-width="0.321cm" draw:fill-color="#00a65d" draw:opacity="20%" draw:textarea-horizontal-align="justify" draw:textarea-vertical-align="middle" draw:auto-grow-height="false" fo:min-height="3.882cm" fo:min-width="2.105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94070a" draw:marker-start-width="0.321cm" draw:marker-end-width="0.321cm" draw:fill-color="#94070a" draw:opacity="12%" draw:textarea-horizontal-align="justify" draw:textarea-vertical-align="middle" draw:auto-grow-height="false" fo:min-height="1.915cm" fo:min-width="3.91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d4711a" draw:marker-start-width="0.321cm" draw:marker-end-width="0.321cm" draw:fill-color="#d4711a" draw:opacity="20%" draw:textarea-horizontal-align="justify" draw:textarea-vertical-align="middle" draw:auto-grow-height="false" fo:min-height="2.455cm" fo:min-width="2.923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417cm" fo:min-width="3.437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337cm" fo:min-width="3.357cm" fo:padding-top="0.165cm" fo:padding-bottom="0.165cm" fo:padding-left="0.29cm" fo:padding-right="0.29cm"/>
    </style:style>
    <style:style style:name="P1" style:family="paragraph">
      <loext:graphic-properties draw:opacity="13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a65d" draw:opacity="20%"/>
      <style:paragraph-properties fo:text-align="center"/>
    </style:style>
    <style:style style:name="P4" style:family="paragraph">
      <loext:graphic-properties draw:fill-color="#94070a" draw:opacity="12%"/>
      <style:paragraph-properties fo:text-align="center"/>
    </style:style>
    <style:style style:name="P5" style:family="paragraph">
      <loext:graphic-properties draw:fill-color="#d4711a" draw:opacity="20%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76cm" svg:height="13.843cm" svg:x="2.27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29cm" svg:height="0.29cm" svg:x="3.771cm" svg:y="3.971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4.763cm" svg:y="2.942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5.351cm" svg:y="3.787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5.498cm" svg:y="5.22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6.159cm" svg:y="2.942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6.71cm" svg:y="3.677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4.101cm" svg:y="5.147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3.918cm" svg:y="2.648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2.962cm" svg:y="4.926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2.778cm" svg:y="3.603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3.072cm" svg:y="2.979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6.637cm" svg:y="5.478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7.703cm" svg:y="2.869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7.739cm" svg:y="4.081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7.372cm" svg:y="4.89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9.393cm" svg:y="3.897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8.695cm" svg:y="3.016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8.658cm" svg:y="5.257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2.778cm" svg:y="6.617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4.138cm" svg:y="6.213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5.241cm" svg:y="6.727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6.343cm" svg:y="6.47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7.849cm" svg:y="6.396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9.025cm" svg:y="6.139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0.054cm" svg:y="2.869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0.275cm" svg:y="4.008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9.981cm" svg:y="5.367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0.421cm" svg:y="6.47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1.597cm" svg:y="2.905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1.413cm" svg:y="4.081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1.478cm" svg:y="5.24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1.809cm" svg:y="6.159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2.544cm" svg:y="3.77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2.727cm" svg:y="2.595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2.691cm" svg:y="5.314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2.691cm" svg:y="6.6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2.879cm" svg:y="7.775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3.872cm" svg:y="7.481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5.011cm" svg:y="7.812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6.224cm" svg:y="7.849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7.51cm" svg:y="7.298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8.833cm" svg:y="7.665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0.156cm" svg:y="7.665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1.552cm" svg:y="7.775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2.801cm" svg:y="7.922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2.549cm" svg:y="8.951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3.835cm" svg:y="8.657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4.901cm" svg:y="9.135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6.444cm" svg:y="8.768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7.692cm" svg:y="9.2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8.883cm" svg:y="8.697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0.259cm" svg:y="9.2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1.581cm" svg:y="8.988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2.64cm" svg:y="9.253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2.879cm" svg:y="10.054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3.871cm" svg:y="10.458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5.011cm" svg:y="10.091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6.554cm" svg:y="10.385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7.84cm" svg:y="9.87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8.906cm" svg:y="10.422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0.706cm" svg:y="10.311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1.515cm" svg:y="9.76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2.581cm" svg:y="10.422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2.585cm" svg:y="11.451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4.079cm" svg:y="11.426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5.326cm" svg:y="11.766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6.233cm" svg:y="11.256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7.669cm" svg:y="11.332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9.238cm" svg:y="11.199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0.032cm" svg:y="11.577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1.468cm" svg:y="11.199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2.98cm" svg:y="11.521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2.983cm" svg:y="12.73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4.079cm" svg:y="12.976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5.137cm" svg:y="12.617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6.725cm" svg:y="12.636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7.537cm" svg:y="12.919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9.068cm" svg:y="12.371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0.202cm" svg:y="12.749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1.279cm" svg:y="13.014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2.659cm" svg:y="12.655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3.965cm" svg:y="13.883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2.472cm" svg:y="13.883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4.022cm" svg:y="15.301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5.307cm" svg:y="14.072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4.929cm" svg:y="15.168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6.441cm" svg:y="14.015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6.365cm" svg:y="15.093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8.954cm" svg:y="14.072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7.802cm" svg:y="14.261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7.462cm" svg:y="14.979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9.276cm" svg:y="15.301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0.278cm" svg:y="14.204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1.26cm" svg:y="13.77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0.599cm" svg:y="15.319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1.468cm" svg:y="15.149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2.45cm" svg:y="13.921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12.564cm" svg:y="15.187cm">
          <draw:image xlink:href="Pictures/100002000000000B0000000B2B6F113E8181E9CC.gif" xlink:type="simple" xlink:show="embed" xlink:actuate="onLoad">
            <text:p/>
          </draw:image>
        </draw:frame>
        <draw:frame draw:style-name="gr2" draw:text-style-name="P2" draw:layer="layout" svg:width="0.29cm" svg:height="0.29cm" svg:x="2.888cm" svg:y="15.036cm">
          <draw:image xlink:href="Pictures/100002000000000B0000000B2B6F113E8181E9CC.gif" xlink:type="simple" xlink:show="embed" xlink:actuate="onLoad">
            <text:p/>
          </draw:image>
        </draw:frame>
        <draw:custom-shape draw:style-name="gr3" draw:text-style-name="P3" draw:layer="layout" svg:width="3.683cm" svg:height="5.842cm" svg:x="4.556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35cm" svg:height="3.175cm" svg:x="5.699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953cm" svg:height="3.937cm" svg:x="8.139cm" svg:y="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3.639cm" svg:height="2.384cm" svg:x="14.081cm" svg:y="2.913cm">
          <draw:text-box>
            <text:p text:style-name="P6"><text:span text:style-name="T1">Sample #1</text:span></text:p>
            <text:p text:style-name="P6"><text:span text:style-name="T1">Mean: 2.3</text:span></text:p>
            <text:p text:style-name="P6"><text:span text:style-name="T1">SD: 1.5</text:span></text:p>
          </draw:text-box>
        </draw:frame>
        <draw:custom-shape draw:style-name="gr7" draw:text-style-name="P8" draw:layer="layout" svg:width="3.937cm" svg:height="2.667cm" svg:x="13.827cm" svg:y="2.786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639cm" svg:height="2.384cm" svg:x="14.081cm" svg:y="6.313cm">
          <draw:text-box>
            <text:p text:style-name="P6"><text:span text:style-name="T1">Sample #2</text:span></text:p>
            <text:p text:style-name="P6"><text:span text:style-name="T1">Mean: 2.7</text:span></text:p>
            <text:p text:style-name="P6"><text:span text:style-name="T1">SD: 0.75</text:span></text:p>
          </draw:text-box>
        </draw:frame>
        <draw:custom-shape draw:style-name="gr8" draw:text-style-name="P8" draw:layer="layout" svg:width="3.937cm" svg:height="2.667cm" svg:x="13.827cm" svg:y="6.186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639cm" svg:height="2.384cm" svg:x="14.081cm" svg:y="10.013cm">
          <draw:text-box>
            <text:p text:style-name="P6"><text:span text:style-name="T1">Sample #3</text:span></text:p>
            <text:p text:style-name="P6"><text:span text:style-name="T1">Mean: 2.5</text:span></text:p>
            <text:p text:style-name="P6"><text:span text:style-name="T1">SD: 1.05</text:span></text:p>
          </draw:text-box>
        </draw:frame>
        <draw:custom-shape draw:style-name="gr8" draw:text-style-name="P8" draw:layer="layout" svg:width="3.937cm" svg:height="2.667cm" svg:x="13.827cm" svg:y="9.88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Self</meta:initial-creator>
    <meta:creation-date>2018-08-17T06:14:34.055000000</meta:creation-date>
    <dc:date>2018-08-17T06:33:43.392000000</dc:date>
    <dc:creator>George Self</dc:creator>
    <meta:editing-duration>PT19M8S</meta:editing-duration>
    <meta:editing-cycles>4</meta:editing-cycles>
    <meta:generator>LibreOffice/6.0.5.2$Windows_X86_64 LibreOffice_project/54c8cbb85f300ac59db32fe8a675ff7683cd5a16</meta:generator>
    <meta:document-statistic meta:object-count="109"/>
  </office:meta>
</office:document-meta>
</file>